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, focus them individually. Don't spread
your attacks out, and we'll bring them 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